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6a6a6" officeooo:paragraph-rsid="0006a6a6"/>
    </style:style>
    <style:style style:name="P2" style:family="paragraph" style:parent-style-name="Standard">
      <style:text-properties officeooo:paragraph-rsid="0006a6a6"/>
    </style:style>
    <style:style style:name="P3" style:family="paragraph" style:parent-style-name="Standard">
      <style:text-properties officeooo:rsid="0008001d" officeooo:paragraph-rsid="0008001d"/>
    </style:style>
    <style:style style:name="P4" style:family="paragraph" style:parent-style-name="Standard">
      <style:text-properties officeooo:rsid="000bb55f" officeooo:paragraph-rsid="000bb55f"/>
    </style:style>
    <style:style style:name="P5" style:family="paragraph" style:parent-style-name="Standard">
      <style:text-properties officeooo:rsid="000d2f4d" officeooo:paragraph-rsid="000d2f4d"/>
    </style:style>
    <style:style style:name="P6" style:family="paragraph" style:parent-style-name="Standard">
      <style:text-properties officeooo:rsid="000dd1aa" officeooo:paragraph-rsid="000dd1aa"/>
    </style:style>
    <style:style style:name="P7" style:family="paragraph" style:parent-style-name="Standard" style:list-style-name="L1">
      <style:text-properties officeooo:rsid="0006a6a6" officeooo:paragraph-rsid="0006a6a6"/>
    </style:style>
    <style:style style:name="P8" style:family="paragraph" style:parent-style-name="Standard" style:list-style-name="L2">
      <style:text-properties officeooo:rsid="0006a6a6" officeooo:paragraph-rsid="0009fa0d"/>
    </style:style>
    <style:style style:name="P9" style:family="paragraph" style:parent-style-name="Standard" style:list-style-name="L3">
      <style:text-properties officeooo:rsid="0006a6a6" officeooo:paragraph-rsid="0009fa0d"/>
    </style:style>
    <style:style style:name="P10" style:family="paragraph" style:parent-style-name="Standard" style:list-style-name="L3">
      <style:text-properties officeooo:rsid="0008001d" officeooo:paragraph-rsid="0009fa0d"/>
    </style:style>
    <style:style style:name="P11" style:family="paragraph" style:parent-style-name="Standard" style:list-style-name="L2">
      <style:text-properties officeooo:rsid="0009fa0d" officeooo:paragraph-rsid="0009fa0d"/>
    </style:style>
    <style:style style:name="P12" style:family="paragraph" style:parent-style-name="Standard" style:list-style-name="L4">
      <style:text-properties officeooo:rsid="0009fa0d" officeooo:paragraph-rsid="000bb55f"/>
    </style:style>
    <style:style style:name="P13" style:family="paragraph" style:parent-style-name="Standard" style:list-style-name="L5">
      <style:text-properties officeooo:rsid="000bb55f" officeooo:paragraph-rsid="000bb55f"/>
    </style:style>
    <style:style style:name="P14" style:family="paragraph" style:parent-style-name="Standard" style:list-style-name="L6">
      <style:text-properties officeooo:rsid="000bb55f" officeooo:paragraph-rsid="000bb55f"/>
    </style:style>
    <style:style style:name="P15" style:family="paragraph" style:parent-style-name="Standard" style:list-style-name="L7">
      <style:text-properties officeooo:rsid="000bb55f" officeooo:paragraph-rsid="000bb55f"/>
    </style:style>
    <style:style style:name="P16" style:family="paragraph" style:parent-style-name="Standard" style:list-style-name="L7">
      <style:text-properties officeooo:rsid="000d2f4d" officeooo:paragraph-rsid="000d2f4d"/>
    </style:style>
    <style:style style:name="P17" style:family="paragraph" style:parent-style-name="Standard" style:list-style-name="L8">
      <style:text-properties officeooo:rsid="000d2f4d" officeooo:paragraph-rsid="000d2f4d"/>
    </style:style>
    <style:style style:name="P18" style:family="paragraph" style:parent-style-name="Standard" style:list-style-name="L8">
      <style:text-properties officeooo:rsid="000dd1aa" officeooo:paragraph-rsid="000dd1aa"/>
    </style:style>
    <style:style style:name="P19" style:family="paragraph" style:parent-style-name="Standard">
      <style:text-properties officeooo:rsid="000dd1aa" officeooo:paragraph-rsid="000dd1aa"/>
    </style:style>
    <style:style style:name="P20" style:family="paragraph" style:parent-style-name="Standard">
      <style:text-properties officeooo:rsid="000f0d45" officeooo:paragraph-rsid="000f0d45"/>
    </style:style>
    <style:style style:name="P21" style:family="paragraph" style:parent-style-name="Standard" style:list-style-name="L9">
      <style:text-properties officeooo:rsid="000f0d45" officeooo:paragraph-rsid="000f0d45"/>
    </style:style>
    <style:style style:name="P22" style:family="paragraph" style:parent-style-name="Standard">
      <style:text-properties officeooo:rsid="00139a1a" officeooo:paragraph-rsid="00139a1a"/>
    </style:style>
    <style:style style:name="P23" style:family="paragraph" style:parent-style-name="Standard">
      <style:text-properties officeooo:rsid="00139a1a" officeooo:paragraph-rsid="0014c5c8"/>
    </style:style>
    <style:style style:name="P24" style:family="paragraph" style:parent-style-name="Standard">
      <style:text-properties officeooo:rsid="0014c5c8" officeooo:paragraph-rsid="0014c5c8"/>
    </style:style>
    <style:style style:name="P25" style:family="paragraph" style:parent-style-name="Standard">
      <style:text-properties officeooo:rsid="00179cfa" officeooo:paragraph-rsid="00179cfa"/>
    </style:style>
    <style:style style:name="P26" style:family="paragraph" style:parent-style-name="Standard" style:list-style-name="L11">
      <style:text-properties officeooo:rsid="00179cfa" officeooo:paragraph-rsid="00179cfa"/>
    </style:style>
    <style:style style:name="P27" style:family="paragraph" style:parent-style-name="Standard" style:list-style-name="L11">
      <style:text-properties officeooo:paragraph-rsid="0015f537"/>
    </style:style>
    <style:style style:name="T1" style:family="text">
      <style:text-properties officeooo:rsid="0006a6a6"/>
    </style:style>
    <style:style style:name="T2" style:family="text">
      <style:text-properties officeooo:rsid="0008001d"/>
    </style:style>
    <style:style style:name="T3" style:family="text">
      <style:text-properties officeooo:rsid="000bb55f"/>
    </style:style>
    <style:style style:name="T4" style:family="text">
      <style:text-properties officeooo:rsid="000d2f4d"/>
    </style:style>
    <style:style style:name="T5" style:family="text">
      <style:text-properties officeooo:rsid="0014c5c8"/>
    </style:style>
    <style:style style:name="T6" style:family="text">
      <style:text-properties officeooo:rsid="0015f537"/>
    </style:style>
    <style:style style:name="T7" style:family="text">
      <style:text-properties officeooo:rsid="0019936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0417in" fo:text-indent="-0.25in" fo:margin-left="3.0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917in" fo:text-indent="-0.25in" fo:margin-left="3.2917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tab/><text:span text:style-name="T1">So, this is how I went through the code to analyze it.</text:span></text:p>
      <text:p text:style-name="P2"/>
      <text:list xml:id="list3064947065846655301" text:style-name="L1">
        <text:list-item>
          <text:p text:style-name="P7">AddRecipientToAllMessages returns an Arraylist of failed messages, and it takes three unchangeable final arguments, two of type User: currentUser and recipient, and one of them being an arraylist of messages to be sent.</text:p>
        </text:list-item>
        <text:list-item>
          <text:p text:style-name="P7">Two empty lists are created first, one for successful messages and one for failed messages</text:p>
        </text:list-item>
        <text:list-item>
          <text:p text:style-name="P7">a for loop is used to go through the messages on the array “messages”, which does the following:</text:p>
        </text:list-item>
      </text:list>
      <text:list xml:id="list4611188251128126987" text:style-name="L2">
        <text:list-item>
          <text:list>
            <text:list-item>
              <text:p text:style-name="P8">Calls the method canReceiveMessage to check if the current user can send messages to the recipient. </text:p>
            </text:list-item>
          </text:list>
        </text:list-item>
      </text:list>
      <text:list xml:id="list5116926535043365317" text:style-name="L3">
        <text:list-item>
          <text:list>
            <text:list-item>
              <text:list>
                <text:list-item>
                  <text:p text:style-name="P9">This method takes three arguments: the current message (for some reason), current user and recipient.</text:p>
                </text:list-item>
                <text:list-item>
                  <text:p text:style-name="P9">The canReceiveMessages method checks to see if the currentUser and recipient are the same, or if the current user has permissions to modify the recipient(which I'm assuming is intended to verify that he can send messages to him/her)</text:p>
                </text:list-item>
                <text:list-item>
                  <text:p text:style-name="P9">If that statement is true, then it returns <text:span text:style-name="T2">(I'm assuming) a boolean from the </text:span>output <text:span text:style-name="T2">of</text:span> the message method getAddRecipientAllowed(recipient)... <text:span text:style-name="T2">I'm assuming this is a method that checks to see if the message can be sent to a specific recipient.</text:span></text:p>
                </text:list-item>
                <text:list-item>
                  <text:p text:style-name="P10">If the statement is false, then it returns true... which seems like the opposite of what it should do.</text:p>
                </text:list-item>
                <text:list-item>
                  <text:p text:style-name="P10">In Summary, canReceiveMessages checks to see if the user can send messages to the receipient, and if so, it checks to see if the recipient can receive the message, and it returns a false/true boolean for that condition. If the user cannot send messages to the recipient, it returns true (which seems like a bug).</text:p>
                </text:list-item>
              </text:list>
            </text:list-item>
          </text:list>
        </text:list-item>
      </text:list>
      <text:list xml:id="list220021534180620" text:continue-list="list4611188251128126987" text:style-name="L2">
        <text:list-item>
          <text:list>
            <text:list-item>
              <text:p text:style-name="P11">If the result from this canReceiveMessages is true, it adds the message to the successfullMessages Array</text:p>
            </text:list-item>
            <text:list-item>
              <text:p text:style-name="P11">If the result from canReceiveMessages is false, then it adds the message to the failedMessages array.</text:p>
            </text:list-item>
          </text:list>
        </text:list-item>
      </text:list>
      <text:list xml:id="list4016609466893477702" text:style-name="L4">
        <text:list-item>
          <text:p text:style-name="P12">After the for loop, the method checks to see if the successfulMessages array is empty, and if that true, it calls the method addRecipient from the object recipientManager <text:span text:style-name="T4">with currentUSer and successful messages as parameters</text:span>. There are two things <text:span text:style-name="T3">that I think are </text:span>wrong with this:</text:p>
        </text:list-item>
      </text:list>
      <text:list xml:id="list1850451691383554982" text:style-name="L5">
        <text:list-item>
          <text:list>
            <text:list-item>
              <text:p text:style-name="P13">First, it seems like it should check to see if the successfullMessages is not empty before sending adding it to the recipient manager.</text:p>
            </text:list-item>
            <text:list-item>
              <text:p text:style-name="P13">Second, the recipientManager object <text:span text:style-name="T4">is adding the currentUser as the recipient.</text:span></text:p>
            </text:list-item>
          </text:list>
        </text:list-item>
      </text:list>
      <text:list xml:id="list6006749798900506849" text:style-name="L6">
        <text:list-item>
          <text:p text:style-name="P14">If the successfullMessages array is not empty, it returns the failedMessages Array.</text:p>
        </text:list-item>
      </text:list>
      <text:p text:style-name="P4"/>
      <text:p text:style-name="P4"/>
      <text:p text:style-name="P4">In Summary, I see the following three bugs in the addRecipientToAllMessages and canReceiveMeMessage methods:</text:p>
      <text:list xml:id="list1529074514932535328" text:style-name="L7">
        <text:list-item>
          <text:p text:style-name="P15">canReceiveMessages returns will return true, and add the message to the successfullMessages array under the condition that the currentUser cannot send messages to the recipientUser.</text:p>
        </text:list-item>
        <text:list-item>
          <text:p text:style-name="P16">AddRecipientToAllMessages should check to see if the successfullMessages array is NOT empty, to decide if it will add the messages to the recipient.</text:p>
        </text:list-item>
        <text:list-item>
          <text:p text:style-name="P16">The call to the recipientManager should use the recipient as the user parameter, not the currentUser.</text:p>
        </text:list-item>
      </text:list>
      <text:p text:style-name="P5"><text:soft-page-break/>This is how I went through the test method:</text:p>
      <text:p text:style-name="P5"/>
      <text:list xml:id="list3489240780936164698" text:style-name="L8">
        <text:list-item>
          <text:p text:style-name="P17">Creates new user admin</text:p>
        </text:list-item>
        <text:list-item>
          <text:p text:style-name="P17">modifies the user to be able to modify recipients</text:p>
        </text:list-item>
        <text:list-item>
          <text:p text:style-name="P17">creates two messages, “Test 1” and “Test 2”</text:p>
        </text:list-item>
        <text:list-item>
          <text:p text:style-name="P17">sets “Test 1” to be able to be sent to recipients</text:p>
        </text:list-item>
        <text:list-item>
          <text:p text:style-name="P17">sets “Test 2” to not be able to be sent to recipients</text:p>
        </text:list-item>
        <text:list-item>
          <text:p text:style-name="P18">Both messages are added to an arraylist</text:p>
        </text:list-item>
        <text:list-item>
          <text:p text:style-name="P18">checks to see that the array contains two messages</text:p>
        </text:list-item>
        <text:list-item>
          <text:p text:style-name="P18">performs addRecipientToAllMessages on the messages, but uses the same user as both currentUser and recipient.</text:p>
        </text:list-item>
        <text:list-item>
          <text:p text:style-name="P18">Checks the size of the result array to see if only one message was added to failed messages.</text:p>
        </text:list-item>
      </text:list>
      <text:p text:style-name="P6"/>
      <text:p text:style-name="P20">The test doesn't catch the bugs, because of the following reasons:</text:p>
      <text:list xml:id="list747197594537885934" text:style-name="L9">
        <text:list-item>
          <text:p text:style-name="P21">Only one user was created, and the condition where the currentUser does not have permission to send messages to other recipients is not tested, therefore bug 1 from above is not tested.</text:p>
        </text:list-item>
        <text:list-item>
          <text:p text:style-name="P21">The test does not check to see if the good messages were actually added using the recipientManager.addRecipient method, and it would therefore not catch the error of the successful messages not being sent, given that successfulMessages wouldn't be empty.</text:p>
        </text:list-item>
        <text:list-item>
          <text:p text:style-name="P21">Since only one user was created and used for the test, there's no way to test that the recipient of the message gets added to the successfullMessages.</text:p>
        </text:list-item>
      </text:list>
      <text:p text:style-name="P20"/>
      <text:p text:style-name="P20">This is how I would test for it:</text:p>
      <text:p text:style-name="P22"/>
      <text:p text:style-name="P23">There's some ambiguity on what up to three tests means, because It could mean that there should be up to three tests that find the bugs, or that I should come up with a maximum of three tests that are capable of finding only the bugs, or that I should rewrite the Test method to comprehensively that includes three tests that are capable of finding the bugs. <text:line-break/><text:line-break/>So, I went with <text:span text:style-name="T5">writing 2 Test Cases, each with multiple asserts that would assert to different conditions for a single call to the AddRecipientToAllMessages method.</text:span></text:p>
      <text:p text:style-name="P23"/>
      <text:p text:style-name="P25">A couple of notes:</text:p>
      <text:p text:style-name="P25"/>
      <text:list xml:id="list5300992032908598757" text:style-name="L11">
        <text:list-item>
          <text:p text:style-name="P27"><text:span text:style-name="T5">As a note, there is no specified method to check for bug 3, as that would required a way to verify that a user as been added as the recipient of a message. I assumed there could be a method on the message object getIsAllowedRecipient that would return a boolean indicating if the user can receive that message.</text:span></text:p>
        </text:list-item>
        <text:list-item>
          <text:p text:style-name="P27"><text:span text:style-name="T6">I've also assumed that there would be a method in the message object used for extracting it's name.</text:span></text:p>
        </text:list-item>
        <text:list-item>
          <text:p text:style-name="P26"><text:span text:style-name="T6">A</text:span>lso, as is, there is no way to find bug <text:span text:style-name="T7">1 and </text:span>3 directly, without first fixing bug 2, and the code could actually try to add a recipient to the successfullMessages, so the test code would only be able to find <text:span text:style-name="T7">them</text:span> after bug 2 had been fixed.</text:p>
        </text:list-item>
      </text:list>
      <text:p text:style-name="P22"/>
      <text:p text:style-name="P24">I've attached the text file that shows the code, and including comments to describe it.</text:p>
      <text:p text:style-name="P6"/>
      <text:p text:style-name="P6"/>
      <text:p text:style-name="P5"/>
      <text:p text:style-name="P3"><text:soft-page-break/></text:p>
      <text:p text:style-name="P3"><text:tab/><text:tab/><text:tab/></text:p>
      <text:p text:style-name="P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8T22:56:26.758000000</meta:creation-date>
    <dc:date>2016-05-19T22:00:21.451000000</dc:date>
    <meta:editing-duration>PT17H54M59S</meta:editing-duration>
    <meta:editing-cycles>2</meta:editing-cycles>
    <meta:generator>LibreOffice/4.1.2.3$Windows_x86 LibreOffice_project/40b2d7fde7e8d2d7bc5a449dc65df4d08a7dd38</meta:generator>
    <meta:document-statistic meta:table-count="0" meta:image-count="0" meta:object-count="0" meta:page-count="3" meta:paragraph-count="43" meta:word-count="952" meta:character-count="5436" meta:non-whitespace-character-count="4550"/>
  </office:meta>
</office:document-meta>
</file>